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10000068393C8AD5FA84F2E73.png" manifest:media-type="image/png"/>
  <manifest:file-entry manifest:full-path="Pictures/100002010000020F000001F05402E64D57041C19.png" manifest:media-type="image/png"/>
  <manifest:file-entry manifest:full-path="Pictures/100002010000020A000001F23E9981AE4B6AFC2F.png" manifest:media-type="image/png"/>
  <manifest:file-entry manifest:full-path="Pictures/10000201000005010000068369942D303B5875AD.png" manifest:media-type="image/png"/>
  <manifest:file-entry manifest:full-path="Pictures/100002010000021A0000021B1C0C010752B772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102cm" svg:height="15.749cm" svg:x="4.064cm" svg:y="0cm">
          <draw:image xlink:href="Pictures/10000201000005010000068369942D303B5875AD.png" xlink:type="simple" xlink:show="embed" xlink:actuate="onLoad">
            <text:p/>
          </draw:image>
        </draw:frame>
        <draw:frame draw:style-name="gr1" draw:text-style-name="P1" draw:layer="layout" svg:width="7.337cm" svg:height="7.351cm" svg:x="18.034cm" svg:y="8.128cm">
          <draw:image xlink:href="Pictures/100002010000021A0000021B1C0C010752B77256.png" xlink:type="simple" xlink:show="embed" xlink:actuate="onLoad">
            <text:p/>
          </draw:image>
        </draw:frame>
        <draw:frame draw:style-name="gr1" draw:text-style-name="P1" draw:layer="layout" svg:width="6.99cm" svg:height="6.668cm" svg:x="18.034cm" svg:y="1.016cm">
          <draw:image xlink:href="Pictures/100002010000020A000001F23E9981AE4B6AFC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6.002cm" svg:height="15.061cm" svg:x="5.334cm" svg:y="0.689cm" presentation:class="graphic" presentation:user-transformed="true">
          <draw:image xlink:href="Pictures/100002010000020F000001F05402E64D57041C1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3" draw:layer="layout" svg:width="12.102cm" svg:height="15.749cm" svg:x="15.24cm" svg:y="0.054cm">
          <draw:image xlink:href="Pictures/10000201000005010000068393C8AD5FA84F2E73.png" xlink:type="simple" xlink:show="embed" xlink:actuate="onLoad">
            <text:p/>
          </draw:image>
        </draw:frame>
        <draw:frame draw:style-name="gr1" draw:text-style-name="P1" draw:layer="layout" svg:width="12.102cm" svg:height="15.749cm" svg:x="1.016cm" svg:y="0.046cm">
          <draw:image xlink:href="Pictures/10000201000005010000068369942D303B5875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09:52:16.995961761</meta:creation-date>
    <dc:date>2020-12-15T10:09:41.907183330</dc:date>
    <meta:editing-duration>PT3M19S</meta:editing-duration>
    <meta:editing-cycles>2</meta:editing-cycles>
    <meta:generator>LibreOffice/6.0.7.3$Linux_X86_64 LibreOffice_project/00m0$Build-3</meta:generator>
    <meta:document-statistic meta:object-count="33"/>
  </office:meta>
</office:document-meta>
</file>